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Star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573cm" svg:y2="8.023cm" draw:start-shape="id4" draw:start-glue-point="6" draw:end-shape="id5" draw:end-glue-point="3" svg:d="m6361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8" draw:id="id8" draw:layer="layout" svg:width="4.064cm" svg:height="1.171cm" svg:x="13.573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3.573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8.404cm" svg:x2="15.609cm" svg:y2="9.674cm" draw:start-shape="id5" draw:start-glue-point="6" draw:end-shape="id7" draw:end-glue-point="4" svg:d="m15605 8404 4 1270" svg:viewBox="0 0 5 1271">
          <text:p/>
        </draw:connector>
        <draw:custom-shape draw:style-name="gr5" draw:text-style-name="P3" xml:id="id9" draw:id="id9" draw:layer="layout" svg:width="4.826cm" svg:height="1.397cm" svg:x="13.192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2.976cm" svg:x2="15.605cm" svg:y2="14.246cm" draw:start-shape="id8" draw:end-shape="id9" draw:end-glue-point="4" svg:d="m15605 12976v1270" svg:viewBox="0 0 1 1271">
          <text:p/>
        </draw:connector>
        <draw:custom-shape draw:style-name="gr1" draw:text-style-name="P2" xml:id="id12" draw:id="id12" draw:layer="layout" svg:width="5.334cm" svg:height="1.284cm" svg:x="3.794cm" svg:y="20.431cm">
          <text:p text:style-name="P1"><text:span text:style-name="T1">jettyStart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2.39cm" svg:x2="8.366cm" svg:y2="9.583cm" draw:start-shape="id8" draw:end-shape="id6" draw:end-glue-point="7" svg:d="m13573 12390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0" draw:id="id10" draw:layer="layout" svg:width="3.81cm" svg:height="0.762cm" svg:x="13.7cm" svg:y="17.0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5.643cm" svg:x2="15.605cm" svg:y2="17.04cm" draw:start-shape="id9" draw:end-shape="id10" draw:end-glue-point="0" svg:d="m15605 15643v1397" svg:viewBox="0 0 1 1398">
          <text:p/>
        </draw:connector>
        <draw:custom-shape draw:style-name="gr1" draw:text-style-name="P3" xml:id="id11" draw:id="id11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3.7cm" svg:y1="17.421cm" svg:x2="8.366cm" svg:y2="17.992cm" draw:start-shape="id10" draw:start-glue-point="5" draw:end-shape="id11" svg:d="m13700 17421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461cm" svg:y2="20.431cm" draw:start-shape="id11" draw:start-glue-point="6" draw:end-shape="id12" draw:end-glue-point="4" svg:d="m6461 18578v1853" svg:viewBox="0 0 1 1854">
          <text:p/>
        </draw:connector>
        <draw:custom-shape draw:style-name="gr5" draw:text-style-name="P3" xml:id="id7" draw:id="id7" draw:layer="layout" svg:width="4.326cm" svg:height="0.889cm" svg:x="13.446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0.563cm" svg:x2="15.605cm" svg:y2="11.805cm" draw:start-shape="id7" draw:end-shape="id8" svg:d="m15609 10563-4 1242" svg:viewBox="0 0 5 1243">
          <text:p/>
        </draw:connector>
        <draw:connector draw:style-name="gr3" draw:text-style-name="P8" draw:layer="layout" draw:type="line" svg:x1="6.397cm" svg:y1="10.168cm" svg:x2="6.461cm" svg:y2="17.407cm" draw:start-shape="id6" draw:end-shape="id11" draw:end-glue-point="4" svg:d="m6397 10168 64 7239" svg:viewBox="0 0 65 7240">
          <text:p text:style-name="P1"><text:span text:style-name="T4"><text:s text:c="27"/></text:span></text:p>
        </draw:connector>
        <draw:custom-shape draw:style-name="gr6" draw:text-style-name="P8" xml:id="id13" draw:id="id13" draw:layer="layout" svg:width="3.81cm" svg:height="1.524cm" svg:x="14.97cm" svg:y="19.034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8.78cm" svg:y1="19.796cm" svg:x2="18.018cm" svg:y2="14.945cm" draw:start-shape="id13" draw:end-shape="id9" draw:end-glue-point="7" svg:d="m18780 19796c753 0 1134-4851-762-4851" svg:viewBox="0 0 1381 485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3:05:09.402599785</dc:date>
    <dc:creator>Andrey Hihlovskiy</dc:creator>
    <meta:editing-duration>PT3H5M50S</meta:editing-duration>
    <meta:editing-cycles>58</meta:editing-cycles>
    <meta:generator>LibreOffice/4.1.3.2$Linux_X86_64 LibreOffice_project/410m0$Build-2</meta:generator>
    <meta:document-statistic meta:object-count="28"/>
  </office:meta>
</office:document-meta>
</file>